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center" style:justify-single-word="false" fo:break-before="auto" fo:break-after="auto"/>
    </style:style>
    <style:style style:name="P3" style:family="paragraph" style:parent-style-name="Standard">
      <style:paragraph-properties fo:break-before="auto" fo:break-after="auto"/>
      <style:text-properties fo:font-weight="bold" style:font-weight-asian="bold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5" style:family="paragraph" style:parent-style-name="Heading_20_1">
      <style:paragraph-properties fo:text-align="center" style:justify-single-word="false" fo:break-before="auto" fo:break-after="auto"/>
    </style:style>
    <style:style style:name="P6" style:family="paragraph" style:parent-style-name="Heading_20_1" style:master-page-name="Standard">
      <style:paragraph-properties style:page-number="1" fo:break-before="auto" fo:break-after="auto"/>
    </style:style>
    <style:style style:name="P7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underline-style="none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h7aphlynyxlt"/><draw:rect text:anchor-type="as-char" style:rel-width="100%" draw:z-index="0" draw:style-name="gr1" draw:text-style-name="P7" svg:width="0.0012in" svg:height="0.0213in"><text:p/></draw:rect></text:p>
      <text:p text:style-name="P5"><text:bookmark text:name="_62c5mtl6u83e"/>ДОМАШНЕЕ ЗАДАНИЕ<text:line-break/><text:span text:style-name="T1">Типы хранения данных </text:span></text:p>
      <text:p text:style-name="P2"><draw:rect text:anchor-type="as-char" style:rel-width="100%" draw:z-index="1" draw:style-name="gr1" draw:text-style-name="P7" svg:width="0.0012in" svg:height="0.0213in"><text:p/></draw:rect></text:p>
      <text:p text:style-name="P5"><text:bookmark text:name="_1eiu0ahjf4xd"/><text:span text:style-name="T3">Ultra-light</text:span></text:p>
      <text:p text:style-name="P1"><text:span text:style-name="T4">Вам требуется хранить большое количество фотографий в формате JPEG (десятки миллионов), фотографии не связаны логически и не имеют иерархии. Фотографии имеют метаданные: Дату создания и набор тэгов (один или несколько), скорость записи новых данных значения не имеет, необходимо обеспечить наиболее быструю отдачу данных, потеря данных не критична, предложите вариант СХД под данную задачу, обоснуйте выбор.</text:span></text:p>
      <text:p text:style-name="P3"/>
      <text:p text:style-name="P1"/>
      <text:p text:style-name="P1"/>
      <text:p text:style-name="P1">Ответ: Если рассматривать облачную платформу как СХД, то я предложила бы хранить данные в S3, например. Аргументы:</text:p>
      <text:list xml:id="list4237016453" text:style-name="WWNum1">
        <text:list-item>
          <text:p text:style-name="P4">Хорошо подходит для неструктурированных данных</text:p>
        </text:list-item>
        <text:list-item>
          <text:p text:style-name="P4">Дешево, учитывая большой объем хранения</text:p>
        </text:list-item>
        <text:list-item>
          <text:p text:style-name="P4">Высокая скорость отдачи</text:p>
        </text:list-item>
        <text:list-item>
          <text:p text:style-name="P4">Легко масштабируется</text:p>
        </text:list-item>
        <text:list-item>
          <text:p text:style-name="P4">Надежно, хотя это не критично пользователю.</text:p>
        </text:list-item>
        <text:list-item>
          <text:p text:style-name="P4">Простой способ взаимодействия, не надо ничего знать про железо и ПО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1in" fo:margin-left="1in" fo:margin-right="1in" style:writing-mode="lr-tb" style:layout-grid-color="#c0c0c0" style:layout-grid-lines="2566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116" meta:character-count="821" meta:non-whitespace-character-count="720"/>
    <meta:generator>LibreOfficeDev/6.0.5.2$Linux_X86_64 LibreOffice_project/</meta:generator>
  </office:meta>
</office:document-meta>
</file>